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fo:language="en" fo:country="US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language="ru" fo:country="RU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24pt" fo:language="ru" fo:country="RU" fo:font-weight="bold" style:font-name-asian="Consolas" style:font-size-asian="24pt" style:font-weight-asian="bold" style:font-name-complex="Consolas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Consolas" fo:font-size="24pt" fo:language="ru" fo:country="RU" fo:font-weight="bold" style:font-name-asian="Consolas" style:font-size-asian="24pt" style:font-weight-asian="bold" style:font-name-complex="Consolas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24pt" fo:language="en" fo:country="US" fo:font-weight="bold" style:font-name-asian="Consolas" style:font-size-asian="24pt" style:font-weight-asian="bold" style:font-name-complex="Consolas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12pt" fo:language="ru" fo:country="RU" fo:font-weight="bold" style:font-name-asian="Consolas" style:font-size-asian="12pt" style:font-weight-asian="bold" style:font-name-complex="Consolas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15pt" fo:language="ru" fo:country="RU" fo:font-weight="bold" style:font-name-asian="Consolas" style:font-size-asian="15pt" style:font-weight-asian="bold" style:font-name-complex="Consolas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66ff99" style:font-name="Consolas" fo:font-size="24pt" fo:language="ru" fo:country="RU" fo:font-weight="bold" style:font-name-asian="Consolas" style:font-size-asian="24pt" style:font-weight-asian="bold" style:font-name-complex="Consolas" style:font-size-complex="2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color="#000000" style:font-name="Consolas" fo:font-size="9.5pt" fo:language="ru" fo:country="RU" fo:font-weight="bold" style:font-name-asian="Consolas" style:font-size-asian="9.5pt" style:font-weight-asian="bold" style:font-name-complex="Consolas" style:font-size-complex="9.5pt" style:font-weight-complex="bold"/>
    </style:style>
    <style:style style:name="T4" style:family="text">
      <style:text-properties fo:color="#000000" style:font-name="Consolas" fo:language="ru" fo:country="RU" style:font-name-asian="Consolas" style:font-name-complex="Consolas"/>
    </style:style>
    <style:style style:name="T5" style:family="text">
      <style:text-properties fo:color="#000000" style:font-name="Consolas" fo:language="ru" fo:country="RU" fo:font-weight="bold" style:font-name-asian="Consolas" style:font-weight-asian="bold" style:font-name-complex="Consolas" style:font-weight-complex="bold"/>
    </style:style>
    <style:style style:name="T6" style:family="text">
      <style:text-properties fo:color="#000000" style:font-name="Consolas" fo:language="ru" fo:country="RU" fo:font-weight="normal" style:font-name-asian="Consolas" style:font-weight-asian="normal" style:font-name-complex="Consolas" style:font-weight-complex="normal"/>
    </style:style>
    <style:style style:name="T7" style:family="text">
      <style:text-properties fo:color="#000000" style:font-name="Consolas" fo:font-size="15pt" fo:language="ru" fo:country="RU" style:font-name-asian="Consolas" style:font-size-asian="15pt" style:font-name-complex="Consolas" style:font-size-complex="15pt"/>
    </style:style>
    <style:style style:name="T8" style:family="text">
      <style:text-properties fo:color="#000000" style:font-name="Consolas" fo:language="en" fo:country="US" style:font-name-asian="Consolas" style:font-name-complex="Consolas"/>
    </style:style>
    <style:style style:name="T9" style:family="text">
      <style:text-properties fo:color="#000000" style:font-name="Consolas" fo:language="en" fo:country="US" fo:font-weight="normal" style:font-name-asian="Consolas" style:font-weight-asian="normal" style:font-name-complex="Consolas" style:font-weight-complex="normal"/>
    </style:style>
    <style:style style:name="T10" style:family="text">
      <style:text-properties fo:color="#000000" style:font-name="Consolas" fo:font-size="12pt" fo:language="ru" fo:country="RU" style:font-name-asian="Consolas" style:font-size-asian="12pt" style:font-name-complex="Consolas" style:font-size-complex="12pt"/>
    </style:style>
    <style:style style:name="T11" style:family="text">
      <style:text-properties fo:color="#000000" style:font-name="Consolas" fo:font-size="8pt" fo:language="ru" fo:country="RU" style:font-name-asian="Consolas" style:font-size-asian="8pt" style:font-name-complex="Consolas" style:font-size-complex="8pt"/>
    </style:style>
    <style:style style:name="T12" style:family="text">
      <style:text-properties fo:language="en" fo:country="US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language="en" fo:country="US" style:font-size-asian="15pt" style:font-size-complex="15pt"/>
    </style:style>
    <style:style style:name="T15" style:family="text">
      <style:text-properties fo:font-size="15pt" fo:language="ru" fo:country="RU" style:font-size-asian="15pt" style:font-size-complex="15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language="ru" fo:country="RU" style:font-size-asian="12pt" style:font-size-complex="12pt"/>
    </style:style>
    <style:style style:name="T18" style:family="text">
      <style:text-properties fo:font-size="24pt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оздание контейнера с изображением</text:p>
      <text:p text:style-name="P2"><text:tab/>I <text:span text:style-name="T1">добавить картинку в библиотеку.</text:span></text:p>
      <text:p text:style-name="P2"><text:span text:style-name="T1"><text:tab/></text:span>II <text:span text:style-name="T1">добавить контейнер с картинкой в библиотеку. </text:span></text:p>
      <text:p text:style-name="P1"><text:span text:style-name="T2">ПРИМЕР</text:span><text:span text:style-name="T1">:</text:span><text:span text:style-name="T7">map.Library.AddContainer(Container,PICTURE);</text:span></text:p>
      <text:p text:style-name="P1"><text:span text:style-name="T7"><text:tab/></text:span><text:span text:style-name="T9">III </text:span><text:span text:style-name="T6">задать размеры контейнера.</text:span></text:p>
      <text:p text:style-name="P1"><text:span text:style-name="T5">ПРИМЕР:</text:span><text:span text:style-name="T10">map.ContainerSetSize(basa.ContainerName, 100, 100);</text:span></text:p>
      <text:p text:style-name="P3"><text:span text:style-name="T4"><text:tab/></text:span><text:span text:style-name="T9">IV </text:span><text:span text:style-name="T6">Задать координату контейнера.</text:span></text:p>
      <text:p text:style-name="P1"><text:span text:style-name="T5">ПРИМЕР:</text:span><text:span text:style-name="T11">map.ContainerSetCoordinate(basa.ContainerName, map.XAbsolute / 2,map.YAbsolute / 2);</text:span></text:p>
      <text:p text:style-name="P1"><text:span text:style-name="T11"><text:s/><text:tab/></text:span><text:span text:style-name="T8">V </text:span><text:span text:style-name="T4">Задать функцию которая вызывает при нажатии на контейнер мышью.</text:span></text:p>
      <text:p text:style-name="P1"><text:span text:style-name="T5">ПРИМЕР:</text:span><text:span text:style-name="T3">map.ContainerSetLeftClickHandler(ContainerName, ClickType.Left,LeftClick);</text:span></text:p>
      <text:p text:style-name="P6">Создание анимации</text:p>
      <text:p text:style-name="P10"><text:tab/><text:span text:style-name="T12">I </text:span>Загрузить все кадры вбиблеотеку.</text:p>
      <text:p text:style-name="P5"><text:tab/><text:span text:style-name="T12">II </text:span>Создать обьект анимации</text:p>
      <text:p text:style-name="P5">ПРИМЕР:<text:span text:style-name="T13">AnimationDefinition </text:span><text:span text:style-name="T14">a</text:span><text:span text:style-name="T13"> = new AnimationDefinition();</text:span></text:p>
      <text:p text:style-name="P5"><text:span text:style-name="T13"><text:tab/></text:span><text:span text:style-name="T12">III </text:span>Добавить кадры анимации</text:p>
      <text:p text:style-name="P5">ПРИМЕР:<text:span text:style-name="T16">a.AddEqualFrames(80, Portal);</text:span></text:p>
      <text:p text:style-name="P8"><text:s/>80 милисекунд — время показа одного кадра.</text:p>
      <text:p text:style-name="P7"><text:span text:style-name="T16"><text:s/>Portal —</text:span><text:span text:style-name="T17"> Массив строк с именами картинок которые составляют анимацию.</text:span></text:p>
      <text:p text:style-name="P7"><text:span text:style-name="T17"><text:tab/> </text:span>IV <text:span text:style-name="T1">Добавление анмации в библеотеку.</text:span></text:p>
      <text:p text:style-name="P7"><text:span text:style-name="T1">ПРИМЕР:</text:span><text:span text:style-name="T15"> map.Library.AddAnimation("Portal3", a);</text:span></text:p>
      <text:p text:style-name="P7"><text:span text:style-name="T15"><text:s/></text:span><text:span text:style-name="T13">Portal3 – </text:span><text:span text:style-name="T15">Имя анимации.</text:span></text:p>
      <text:p text:style-name="P7"><text:span text:style-name="T15"><text:s/>a</text:span><text:span text:style-name="T13"> —</text:span><text:span text:style-name="T15"> обьект анимации.</text:span></text:p>
      <text:p text:style-name="P7"><text:span text:style-name="T17"><text:tab/></text:span>V <text:span text:style-name="T1">Для запуска анимации </text:span><text:soft-page-break/><text:span text:style-name="T1">нужновызвать функцию</text:span></text:p>
      <text:p text:style-name="P7"><text:span text:style-name="T1">ПРИМЕР:</text:span><text:span text:style-name="T15">map.AnimationStart(Player.ContainerName, "Fire", -1); </text:span></text:p>
      <text:p text:style-name="P7"><text:span text:style-name="T15"><text:s/>Player.ContainerName –</text:span><text:span text:style-name="T13"> </text:span><text:span text:style-name="T15">Имя контейнера в котором воспроизводится анимация.</text:span></text:p>
      <text:p text:style-name="P9"><text:s/>«Fire» - Название анимации. </text:p>
      <text:p text:style-name="P9"><text:s/>-1 — Количество повторов анимации.</text:p>
      <text:p text:style-name="P9"><text:s/>-1 = БЕСКОНЕЧНОЕ ВОСПРОИЗВЕДЕНИЕ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M38S</meta:editing-duration>
    <meta:editing-cycles>11</meta:editing-cycles>
    <meta:generator>OpenOffice/4.1.7$Win32 OpenOffice.org_project/417m1$Build-9800</meta:generator>
    <dc:date>2021-02-23T19:40:36.69</dc:date>
    <meta:document-statistic meta:table-count="0" meta:image-count="0" meta:object-count="0" meta:page-count="2" meta:paragraph-count="28" meta:word-count="131" meta:character-count="1250"/>
    <meta:user-defined meta:name="Info 1"/>
    <meta:user-defined meta:name="Info 2"/>
    <meta:user-defined meta:name="Info 3"/>
    <meta:user-defined meta:name="Info 4"/>
  </office:meta>
</office:document-meta>
</file>